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 style:family="graphic" style:parent-style-name="objectwithoutfill">
      <style:graphic-properties svg:stroke-color="#26a65b" draw:marker-end="Arrow" draw:marker-end-width="0.3cm" draw:marker-end-center="true" draw:stroke-linejoin="none" draw:fill="none" draw:textarea-vertical-align="middle"/>
    </style:style>
    <style:style style:name="gr3" style:family="graphic" style:parent-style-name="objectwithoutfill">
      <style:graphic-properties svg:stroke-color="#26a65b" draw:marker-end="Arrow" draw:marker-end-width="0.3cm" draw:fill="none" draw:textarea-vertical-align="middle"/>
    </style:style>
    <style:style style:name="gr4" style:family="graphic" style:parent-style-name="standard">
      <style:graphic-properties draw:stroke="none" svg:stroke-color="#000000" draw:fill="none" draw:fill-color="#ffffff" fo:min-height="0.984cm"/>
    </style:style>
    <style:style style:name="gr5" style:family="graphic" style:parent-style-name="standard">
      <style:graphic-properties draw:stroke="none" svg:stroke-color="#000000" draw:fill="none" draw:fill-color="#ffffff" fo:min-height="1.695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0" style:family="graphic" style:parent-style-name="standard">
      <style:graphic-properties draw:stroke="none" svg:stroke-color="#000000" draw:fill="none" draw:fill-color="#ffffff" fo:min-height="0.75cm"/>
    </style:style>
    <style:style style:name="gr11" style:family="graphic" style:parent-style-name="objectwithoutfill">
      <style:graphic-properties svg:stroke-color="#44b071" draw:marker-end="Arrow" draw:marker-end-width="0.3cm" draw:fill="none" draw:textarea-vertical-align="middle"/>
    </style:style>
    <style:style style:name="gr12"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cm" fo:min-width="0cm" fo:padding-top="0.15cm" fo:padding-bottom="0.15cm" fo:padding-left="0.275cm" fo:padding-right="0.275cm" draw:shadow-offset-x="0cm" draw:shadow-offset-y="0cm"/>
    </style:style>
    <style:style style:name="gr13" style:family="graphic" style:parent-style-name="textbodyjustfied">
      <style:graphic-properties draw:stroke="none" svg:stroke-color="#000000" draw:fill="none" draw:fill-color="#ffffff" fo:min-height="0.864cm"/>
    </style:style>
    <style:style style:name="gr14" style:family="graphic" style:parent-style-name="textbodyjustfied">
      <style:graphic-properties draw:stroke="none" svg:stroke-color="#000000" draw:fill="none" draw:fill-color="#ffffff" fo:min-height="1.727cm"/>
    </style:style>
    <style:style style:name="gr15" style:family="graphic" style:parent-style-name="textbodyjustfie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10.85cm"/>
    </style:style>
    <style:style style:name="gr17" style:family="graphic" style:parent-style-name="standard">
      <style:graphic-properties svg:stroke-color="#ff3333" draw:fill-color="#ff3333" draw:textarea-vertical-align="middle" draw:auto-grow-height="false" fo:min-height="0.05cm" fo:min-width="0cm"/>
    </style:style>
    <style:style style:name="gr18"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7cm" fo:padding-top="0.15cm" fo:padding-bottom="0.15cm" fo:padding-left="0.275cm" fo:padding-right="0.275cm" draw:shadow-offset-x="0cm" draw:shadow-offset-y="0cm"/>
    </style:style>
    <style:style style:name="gr19" style:family="graphic" style:parent-style-name="standard">
      <style:graphic-properties draw:stroke="none" svg:stroke-color="#000000" draw:fill="none" draw:fill-color="#ffffff" fo:min-height="1.15cm"/>
    </style:style>
    <style:style style:name="gr20" style:family="graphic" style:parent-style-name="standard">
      <style:graphic-properties draw:stroke="none" svg:stroke-color="#3194ca" draw:fill="none" draw:fill-color="#ffffff" fo:min-height="0.764cm"/>
    </style:style>
    <style:style style:name="gr21" style:family="graphic" style:parent-style-name="standard">
      <style:graphic-properties draw:stroke="none" svg:stroke-color="#000000" draw:fill="none" draw:fill-color="#ffffff" fo:min-height="1.05cm"/>
    </style:style>
    <style:style style:name="gr22" style:family="graphic" style:parent-style-name="standard">
      <style:graphic-properties draw:stroke="none" svg:stroke-color="#000000" draw:fill="none" draw:fill-color="#ffffff" fo:min-height="2.146cm"/>
    </style:style>
    <style:style style:name="gr23" style:family="graphic" style:parent-style-name="standard">
      <style:graphic-properties draw:stroke="none" svg:stroke-color="#000000" draw:fill="none" draw:fill-color="#ffffff" fo:min-height="4.012cm"/>
    </style:style>
    <style:style style:name="gr24" style:family="graphic" style:parent-style-name="standard">
      <style:graphic-properties draw:stroke="none" svg:stroke-color="#000000" draw:fill="none" draw:fill-color="#ffffff" fo:min-height="0.589cm"/>
    </style:style>
    <style:style style:name="co1" style:family="table-column">
      <style:table-column-properties style:column-width="1.332cm" style:use-optimal-column-width="false"/>
    </style:style>
    <style:style style:name="ro1" style:family="table-row">
      <style:table-row-properties style:row-height="1.008cm"/>
    </style:style>
    <style:style style:name="ro2" style:family="table-row">
      <style:table-row-properties style:row-height="0.603cm"/>
    </style:style>
    <style:style style:name="ro3" style:family="table-row">
      <style:table-row-properties style:row-height="0.647cm"/>
    </style:style>
    <style:style style:name="ro4" style:family="table-row">
      <style:table-row-properties style:row-height="0.611cm"/>
    </style:style>
    <style:style style:name="ce1" style:family="table-cell">
      <loext:graphic-properties style:repeat="repeat"/>
      <style:paragraph-properties fo:text-align="center"/>
      <style:text-properties fo:font-size="14pt" style:font-size-asian="14pt" style:font-size-complex="14pt"/>
    </style:style>
    <style:style style:name="ce2" style:family="table-cell">
      <loext:graphic-properties style:repeat="repeat" draw:textarea-vertical-align="middle"/>
      <style:paragraph-properties fo:margin-left="0cm" fo:margin-right="0cm" fo:margin-top="0.7cm" fo:margin-bottom="0cm" fo:text-align="center" fo:text-indent="0cm"/>
      <style:text-properties fo:font-size="14pt" style:font-size-asian="14pt" style:font-size-complex="14pt"/>
    </style:style>
    <style:style style:name="P1" style:family="paragraph">
      <style:paragraph-properties fo:text-align="center"/>
    </style:style>
    <style:style style:name="P2" style:family="paragraph">
      <loext:graphic-properties draw:fill="solid" draw:fill-color="#22a7f0"/>
      <style:paragraph-properties fo:text-align="center"/>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none" draw:fill-color="#ffffff"/>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style:style>
    <style:style style:name="P8" style:family="paragraph">
      <style:paragraph-properties fo:margin-left="0cm" fo:margin-right="0cm" fo:margin-top="0cm" fo:margin-bottom="0cm" fo:text-align="center" fo:text-indent="0cm"/>
    </style:style>
    <style:style style:name="P9" style:family="paragraph">
      <loext:graphic-properties draw:fill="none"/>
      <style:paragraph-properties fo:margin-top="0cm" fo:margin-bottom="0.9cm" fo:text-align="center"/>
    </style:style>
    <style:style style:name="P10" style:family="paragraph">
      <loext:graphic-properties draw:fill="none" draw:fill-color="#ffffff"/>
      <style:text-properties fo:color="#ff3333"/>
    </style:style>
    <style:style style:name="P11" style:family="paragraph">
      <loext:graphic-properties draw:fill-color="#ff3333"/>
      <style:paragraph-properties fo:margin-top="0.4cm" fo:margin-bottom="0cm" fo:text-align="center"/>
    </style:style>
    <style:style style:name="P12" style:family="paragraph">
      <loext:graphic-properties draw:fill="none"/>
      <style:paragraph-properties fo:margin-top="0cm" fo:margin-bottom="0cm" fo:text-align="center"/>
    </style:style>
    <style:style style:name="P13" style:family="paragraph">
      <loext:graphic-properties draw:fill="none" draw:fill-color="#ffffff"/>
      <style:text-properties fo:color="#3194ca" fo:font-size="16pt" fo:font-weight="normal" style:font-size-asian="16pt" style:font-weight-asian="normal" style:font-size-complex="16pt" style:font-weight-complex="normal"/>
    </style:style>
    <style:style style:name="P14" style:family="paragraph">
      <loext:graphic-properties draw:fill="none" draw:fill-color="#ffffff"/>
      <style:text-properties fo:color="#3194ca" fo:font-size="16pt" style:font-size-asian="16pt" style:font-size-complex="16pt"/>
    </style:style>
    <style:style style:name="P15" style:family="paragraph">
      <style:paragraph-properties fo:margin-top="0cm" fo:margin-bottom="0cm"/>
    </style:style>
    <style:style style:name="P16" style:family="paragraph">
      <loext:graphic-properties draw:fill="none" draw:fill-color="#ffffff"/>
      <style:paragraph-properties fo:margin-top="0cm" fo:margin-bottom="0cm"/>
      <style:text-properties fo:color="#3194ca" fo:font-size="16pt" style:font-size-asian="16pt" style:font-size-complex="16pt"/>
    </style:style>
    <style:style style:name="P17" style:family="paragraph">
      <loext:graphic-properties draw:fill="none" draw:fill-color="#ffffff"/>
      <style:text-properties fo:color="#ff3333" fo:font-size="16pt" style:font-size-asian="16pt" style:font-size-complex="16pt"/>
    </style:style>
    <style:style style:name="P18" style:family="paragraph">
      <loext:graphic-properties draw:fill="none" draw:fill-color="#ffffff"/>
      <style:text-properties fo:color="#3194ca" fo:font-size="15pt" style:font-size-asian="15pt" style:font-size-complex="15pt"/>
    </style:style>
    <style:style style:name="P19" style:family="paragraph">
      <style:text-properties fo:color="#3194ca" fo:font-size="15pt" style:font-size-asian="15pt" style:font-size-complex="15pt"/>
    </style:style>
    <style:style style:name="T1" style:family="text">
      <style:text-properties fo:font-size="13pt" style:font-size-asian="13pt" style:font-size-complex="13pt"/>
    </style:style>
    <style:style style:name="T2" style:family="text">
      <style:text-properties style:text-position="0% 100%" fo:font-size="18pt" style:font-size-asian="18pt" style:font-size-complex="18pt"/>
    </style:style>
    <style:style style:name="T3" style:family="text">
      <style:text-properties style:text-position="sub 58%" fo:font-size="18pt" style:font-size-asian="18pt" style:font-size-complex="18pt"/>
    </style:style>
    <style:style style:name="T4" style:family="text">
      <style:text-properties style:text-position="0% 100%"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style:text-position="-33% 58%" fo:font-size="13pt" style:font-size-asian="13pt" style:font-size-complex="13pt"/>
    </style:style>
    <style:style style:name="T8" style:family="text">
      <style:text-properties style:text-position="-33% 58%"/>
    </style:style>
    <style:style style:name="T9" style:family="text">
      <style:text-properties style:text-position="0% 100%" style:font-name="Liberation Sans3" style:font-name-asian="Liberation Sans3" style:font-name-complex="Liberation Sans3"/>
    </style:style>
    <style:style style:name="T10" style:family="text">
      <style:text-properties style:text-position="0% 100%" fo:font-size="14pt" style:font-size-asian="14pt" style:font-size-complex="14pt"/>
    </style:style>
    <style:style style:name="T11" style:family="text">
      <style:text-properties style:text-position="-33% 58%" fo:font-size="14pt" style:font-size-asian="14pt" style:font-size-complex="14pt"/>
    </style:style>
    <style:style style:name="T12" style:family="text">
      <style:text-properties style:text-position="0% 100%" style:font-name="Liberation Sans3" fo:font-size="14pt" style:font-name-asian="Liberation Sans3" style:font-size-asian="14pt" style:font-name-complex="Liberation Sans3" style:font-size-complex="14pt"/>
    </style:style>
    <style:style style:name="T13" style:family="text">
      <style:text-properties fo:font-size="14pt" style:font-size-asian="14pt" style:font-size-complex="14pt"/>
    </style:style>
    <style:style style:name="T14" style:family="text">
      <style:text-properties fo:color="#ff3333"/>
    </style:style>
    <style:style style:name="T15" style:family="text">
      <style:text-properties fo:color="#3194ca" fo:font-size="16pt" fo:font-weight="normal" style:font-size-asian="16pt" style:font-weight-asian="normal" style:font-size-complex="16pt" style:font-weight-complex="normal"/>
    </style:style>
    <style:style style:name="T16" style:family="text">
      <style:text-properties fo:color="#3194ca" style:text-position="-33% 58%" fo:font-size="16pt" fo:font-weight="normal" style:font-size-asian="16pt" style:font-weight-asian="normal" style:font-size-complex="16pt" style:font-weight-complex="normal"/>
    </style:style>
    <style:style style:name="T17" style:family="text">
      <style:text-properties fo:color="#ff3333" fo:font-size="16pt" fo:font-weight="normal" style:font-size-asian="16pt" style:font-weight-asian="normal" style:font-size-complex="16pt" style:font-weight-complex="normal"/>
    </style:style>
    <style:style style:name="T18" style:family="text">
      <style:text-properties fo:color="#ff3333" style:font-name="Liberation Sans3" fo:font-size="16pt" fo:font-weight="normal" style:font-name-asian="Liberation Sans3" style:font-size-asian="16pt" style:font-weight-asian="normal" style:font-name-complex="Liberation Sans3" style:font-size-complex="16pt" style:font-weight-complex="normal"/>
    </style:style>
    <style:style style:name="T19" style:family="text">
      <style:text-properties fo:color="#3194ca" fo:font-size="16pt" style:font-size-asian="16pt" style:font-size-complex="16pt"/>
    </style:style>
    <style:style style:name="T20" style:family="text">
      <style:text-properties fo:color="#3194ca" style:text-position="-33% 58%" fo:font-size="16pt" style:font-size-asian="16pt" style:font-size-complex="16pt"/>
    </style:style>
    <style:style style:name="T21" style:family="text">
      <style:text-properties fo:color="#3194ca" style:font-name="Liberation Sans3" fo:font-size="16pt" style:font-name-asian="Liberation Sans3" style:font-size-asian="16pt" style:font-name-complex="Liberation Sans3" style:font-size-complex="16pt"/>
    </style:style>
    <style:style style:name="T22" style:family="text">
      <style:text-properties fo:color="#ff3333" fo:font-size="16pt" style:font-size-asian="16pt" style:font-size-complex="16pt"/>
    </style:style>
    <style:style style:name="T23" style:family="text">
      <style:text-properties fo:color="#3194ca" fo:font-size="15pt" style:font-size-asian="15pt" style:font-size-complex="15pt"/>
    </style:style>
    <style:style style:name="T24" style:family="text">
      <style:text-properties fo:color="#3194ca" style:text-position="-33% 58%" fo:font-size="15pt" style:font-size-asian="15pt" style:font-size-complex="15pt"/>
    </style:style>
    <style:style style:name="T25" style:family="text">
      <style:text-properties fo:color="#ff3333"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cm" svg:height="0.8cm" svg:x="10.701cm" svg:y="15.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7.6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1cm" svg:y="10.551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13.552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10.552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3cm" svg:y="13.553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1cm" svg:y="9.15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2cm" svg:y="12.1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0.8cm" svg:height="0.8cm" svg:x="16.702cm" svg:y="10.552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5.4cm" svg:y1="10.5cm" svg:x2="7.7cm" svg:y2="8.2cm">
          <text:p/>
        </draw:line>
        <draw:custom-shape draw:style-name="gr1" draw:text-style-name="P2" xml:id="id3" draw:id="id3" draw:layer="layout" svg:width="0.8cm" svg:height="0.8cm" svg:x="4.801cm" svg:y="10.5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7.55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8.5cm" svg:y1="10.8cm" svg:x2="10.6cm" svg:y2="9.8cm">
          <text:p/>
        </draw:line>
        <draw:line draw:style-name="gr2" draw:text-style-name="P3" draw:layer="layout" svg:x1="5.6cm" svg:y1="10.9cm" svg:x2="7.6cm" svg:y2="10.9cm">
          <text:p/>
        </draw:line>
        <draw:line draw:style-name="gr2" draw:text-style-name="P3" draw:layer="layout" svg:x1="5.4cm" svg:y1="11.4cm" svg:x2="7.6cm" svg:y2="13.6cm">
          <text:p/>
        </draw:line>
        <draw:line draw:style-name="gr2" draw:text-style-name="P3" draw:layer="layout" svg:x1="8.502cm" svg:y1="7.976cm" svg:x2="13.502cm" svg:y2="7.976cm">
          <text:p/>
        </draw:line>
        <draw:line draw:style-name="gr2" draw:text-style-name="P3" draw:layer="layout" svg:x1="14.5cm" svg:y1="8.1cm" svg:x2="16.8cm" svg:y2="10.5cm">
          <text:p/>
        </draw:line>
        <draw:line draw:style-name="gr2" draw:text-style-name="P3" draw:layer="layout" svg:x1="14.5cm" svg:y1="10.99cm" svg:x2="16.6cm" svg:y2="10.99cm">
          <text:p/>
        </draw:line>
        <draw:line draw:style-name="gr2" draw:text-style-name="P3" draw:layer="layout" svg:x1="8.515cm" svg:y1="10.976cm" svg:x2="13.515cm" svg:y2="10.976cm">
          <text:p/>
        </draw:line>
        <draw:line draw:style-name="gr2" draw:text-style-name="P3" draw:layer="layout" svg:x1="8.515cm" svg:y1="13.976cm" svg:x2="13.515cm" svg:y2="13.976cm">
          <text:p/>
        </draw:line>
        <draw:line draw:style-name="gr2" draw:text-style-name="P3" draw:layer="layout" svg:x1="8.402cm" svg:y1="11.252cm" svg:x2="10.6cm" svg:y2="12.3cm">
          <text:p/>
        </draw:line>
        <draw:line draw:style-name="gr2" draw:text-style-name="P3" draw:layer="layout" svg:x1="11.504cm" svg:y1="12.7cm" svg:x2="13.604cm" svg:y2="13.7cm">
          <text:p/>
        </draw:line>
        <draw:line draw:style-name="gr2" draw:text-style-name="P3" draw:layer="layout" svg:x1="11.502cm" svg:y1="9.352cm" svg:x2="13.602cm" svg:y2="8.352cm">
          <text:p/>
        </draw:line>
        <draw:line draw:style-name="gr2" draw:text-style-name="P3" draw:layer="layout" svg:x1="14.48cm" svg:y1="13.721cm" svg:x2="16.78cm" svg:y2="11.421cm">
          <text:p/>
        </draw:line>
        <draw:connector draw:style-name="gr3" draw:text-style-name="P3" draw:layer="layout" draw:type="curve" svg:x1="11.501cm" svg:y1="15.551cm" svg:x2="17.102cm" svg:y2="11.352cm" draw:start-shape="id1" draw:start-glue-point="10" draw:end-shape="id2" draw:end-glue-point="8" svg:d="M11501 15551c3734 0 5601-1399 5601-4199" svg:viewBox="0 0 5602 4200">
          <text:p/>
        </draw:connector>
        <draw:connector draw:style-name="gr3" draw:text-style-name="P3" draw:layer="layout" draw:type="curve" svg:x1="5.201cm" svg:y1="11.351cm" svg:x2="10.701cm" svg:y2="15.551cm" draw:start-shape="id3" draw:start-glue-point="8" draw:end-shape="id1" draw:end-glue-point="6" svg:d="M5201 11351c0 2800 1833 4200 5500 4200" svg:viewBox="0 0 5501 4201">
          <text:p/>
        </draw:connector>
        <draw:frame draw:style-name="gr4" draw:text-style-name="P4" draw:layer="layout" svg:width="2.6cm" svg:height="1.234cm" svg:x="6.1cm" svg:y="6.7cm">
          <draw:text-box>
            <text:p><text:span text:style-name="T2">d</text:span><text:span text:style-name="T3">2</text:span><text:span text:style-name="T2"> </text:span><text:span text:style-name="T4">→</text:span><text:span text:style-name="T2"> 3</text:span></text:p>
          </draw:text-box>
        </draw:frame>
        <draw:frame draw:style-name="gr5" draw:text-style-name="P4" draw:layer="layout" svg:width="5.7cm" svg:height="1.945cm" svg:x="3.6cm" svg:y="8.2cm">
          <draw:text-box>
            <text:p><text:span text:style-name="T2">r</text:span><text:span text:style-name="T3">2,1</text:span><text:span text:style-name="T5">,r</text:span><text:span text:style-name="T3">2,2</text:span><text:span text:style-name="T5">,r</text:span><text:span text:style-name="T3">3,3</text:span><text:span text:style-name="T6"> →</text:span><text:span text:style-name="T5"> 2,2,2</text:span></text:p>
          </draw:text-box>
        </draw:frame>
        <draw:frame draw:style-name="gr6" draw:text-style-name="P5" draw:layer="layout" svg:width="0.1cm" svg:height="0.962cm" svg:x="5.2cm" svg:y="9.8cm">
          <draw:text-box>
            <text:p>0</text:p>
          </draw:text-box>
        </draw:frame>
        <draw:frame draw:style-name="gr7" draw:text-style-name="P5" draw:layer="layout" svg:width="2.2cm" svg:height="1.2cm" svg:x="3.5cm" svg:y="11.2cm">
          <draw:text-box>
            <text:p>0,0,0</text:p>
          </draw:text-box>
        </draw:frame>
        <draw:frame draw:style-name="gr6" draw:text-style-name="P5" draw:layer="layout" svg:width="0.8cm" svg:height="0.962cm" svg:x="7.7cm" svg:y="9.8cm">
          <draw:text-box>
            <text:p>3</text:p>
          </draw:text-box>
        </draw:frame>
        <draw:frame draw:style-name="gr7" draw:text-style-name="P5" draw:layer="layout" svg:width="2.6cm" svg:height="1.2cm" svg:x="7.2cm" svg:y="11.2cm">
          <draw:text-box>
            <text:p>3,1,1</text:p>
          </draw:text-box>
        </draw:frame>
        <draw:frame draw:style-name="gr6" draw:text-style-name="P5" draw:layer="layout" svg:width="0.7cm" svg:height="0.962cm" svg:x="7.7cm" svg:y="12.8cm">
          <draw:text-box>
            <text:p>1</text:p>
          </draw:text-box>
        </draw:frame>
        <draw:frame draw:style-name="gr8" draw:text-style-name="P5" draw:layer="layout" svg:width="2.2cm" svg:height="1.1cm" svg:x="7.2cm" svg:y="14.2cm">
          <draw:text-box>
            <text:p>1,0,1</text:p>
          </draw:text-box>
        </draw:frame>
        <draw:frame draw:style-name="gr8" draw:text-style-name="P5" draw:layer="layout" svg:width="2.1cm" svg:height="1.1cm" svg:x="10.2cm" svg:y="15.7cm">
          <draw:text-box>
            <text:p>1,2,2</text:p>
          </draw:text-box>
        </draw:frame>
        <draw:frame draw:style-name="gr9" draw:text-style-name="P5" draw:layer="layout" svg:width="0.853cm" svg:height="0.962cm" svg:x="10.7cm" svg:y="14.4cm">
          <draw:text-box>
            <text:p>3</text:p>
          </draw:text-box>
        </draw:frame>
        <draw:frame draw:style-name="gr6" draw:text-style-name="P5" draw:layer="layout" svg:width="1.1cm" svg:height="0.962cm" svg:x="13.7cm" svg:y="6.8cm">
          <draw:text-box>
            <text:p>2</text:p>
          </draw:text-box>
        </draw:frame>
        <draw:frame draw:style-name="gr6" draw:text-style-name="P5" draw:layer="layout" svg:width="2.5cm" svg:height="0.962cm" svg:x="13.2cm" svg:y="8.3cm">
          <draw:text-box>
            <text:p>3,2,0</text:p>
          </draw:text-box>
        </draw:frame>
        <draw:frame draw:style-name="gr6" draw:text-style-name="P5" draw:layer="layout" svg:width="0.8cm" svg:height="0.962cm" svg:x="10.7cm" svg:y="8.4cm">
          <draw:text-box>
            <text:p>1</text:p>
          </draw:text-box>
        </draw:frame>
        <draw:frame draw:style-name="gr6" draw:text-style-name="P5" draw:layer="layout" svg:width="0.8cm" svg:height="0.962cm" svg:x="16.7cm" svg:y="9.8cm">
          <draw:text-box>
            <text:p>0</text:p>
          </draw:text-box>
        </draw:frame>
        <draw:frame draw:style-name="gr10" draw:text-style-name="P5" draw:layer="layout" svg:width="1.3cm" svg:height="1cm" svg:x="13.7cm" svg:y="9.7cm">
          <draw:text-box>
            <text:p>1</text:p>
          </draw:text-box>
        </draw:frame>
        <draw:frame draw:style-name="gr7" draw:text-style-name="P5" draw:layer="layout" svg:width="1cm" svg:height="1.2cm" svg:x="13.7cm" svg:y="12.8cm">
          <draw:text-box>
            <text:p>3</text:p>
          </draw:text-box>
        </draw:frame>
        <draw:frame draw:style-name="gr10" draw:text-style-name="P5" draw:layer="layout" svg:width="0.9cm" svg:height="1cm" svg:x="10.7cm" svg:y="11.4cm">
          <draw:text-box>
            <text:p>2</text:p>
          </draw:text-box>
        </draw:frame>
        <draw:frame draw:style-name="gr8" draw:text-style-name="P5" draw:layer="layout" svg:width="2cm" svg:height="1.1cm" svg:x="10.2cm" svg:y="9.8cm">
          <draw:text-box>
            <text:p>2,2,2</text:p>
          </draw:text-box>
        </draw:frame>
        <draw:frame draw:style-name="gr6" draw:text-style-name="P5" draw:layer="layout" svg:width="2.6cm" svg:height="0.962cm" svg:x="10.2cm" svg:y="12.8cm">
          <draw:text-box>
            <text:p>4,0,1</text:p>
          </draw:text-box>
        </draw:frame>
        <draw:frame draw:style-name="gr7" draw:text-style-name="P5" draw:layer="layout" svg:width="2cm" svg:height="1.2cm" svg:x="13.1cm" svg:y="11.1cm">
          <draw:text-box>
            <text:p>1,1,0</text:p>
          </draw:text-box>
        </draw:frame>
        <draw:frame draw:style-name="gr7" draw:text-style-name="P5" draw:layer="layout" svg:width="2.3cm" svg:height="1.2cm" svg:x="13.2cm" svg:y="14.2cm">
          <draw:text-box>
            <text:p>2,2,3</text:p>
          </draw:text-box>
        </draw:frame>
        <draw:frame draw:style-name="gr8" draw:text-style-name="P5" draw:layer="layout" svg:width="2cm" svg:height="1.1cm" svg:x="17cm" svg:y="11.1cm">
          <draw:text-box>
            <text:p>0,0,0</text:p>
          </draw:text-box>
        </draw:frame>
      </draw:page>
      <draw:page draw:name="page2" draw:style-name="dp1" draw:master-page-name="Default">
        <draw:custom-shape draw:style-name="gr1" draw:text-style-name="P2" xml:id="id4" draw:id="id4" draw:layer="layout" svg:width="0.8cm" svg:height="0.8cm" svg:x="11.5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0.8cm" svg:height="0.8cm" svg:x="11.701cm" svg:y="6.601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0.8cm" svg:height="0.8cm" svg:x="8.201cm" svg:y="6.6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8cm" svg:height="0.8cm" svg:x="15.101cm" svg:y="6.601cm">
          <text:p text:style-name="P1"><text:span text:style-name="T1">P</text:span><text:span text:style-name="T7">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5cm" svg:y1="3.9cm" svg:x2="8.601cm" svg:y2="6.601cm" draw:start-shape="id4" draw:start-glue-point="6" draw:end-shape="id5" draw:end-glue-point="4" svg:d="M11500 3900l-2899 2701" svg:viewBox="0 0 2900 2702">
          <text:p/>
        </draw:connector>
        <draw:connector draw:style-name="gr11" draw:text-style-name="P3" draw:layer="layout" draw:type="line" svg:x1="12.3cm" svg:y1="3.9cm" svg:x2="15.501cm" svg:y2="6.601cm" draw:start-shape="id4" draw:start-glue-point="10" draw:end-shape="id6" draw:end-glue-point="4" svg:d="M12300 3900l3201 2701" svg:viewBox="0 0 3202 2702">
          <text:p/>
        </draw:connector>
        <draw:custom-shape draw:style-name="gr12" draw:text-style-name="P2" xml:id="id7" draw:id="id7" draw:layer="layout" svg:width="0.3cm" svg:height="0.3cm" svg:x="9.801cm" svg:y="6.80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 draw:id="id9" draw:layer="layout" svg:width="0.3cm" svg:height="0.3cm" svg:x="12.9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0" draw:id="id10" draw:layer="layout" svg:width="0.3cm" svg:height="0.3cm" svg:x="13.903cm" svg:y="6.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8" draw:id="id8" draw:layer="layout" svg:width="0.3cm" svg:height="0.3cm" svg:x="11.0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617cm" svg:y1="4.183cm" svg:x2="9.951cm" svg:y2="6.801cm" draw:start-shape="id4" draw:start-glue-point="7" draw:end-shape="id7" draw:end-glue-point="4" svg:d="M11617 4183l-1666 2618" svg:viewBox="0 0 1667 2619">
          <text:p/>
        </draw:connector>
        <draw:connector draw:style-name="gr11" draw:text-style-name="P3" draw:layer="layout" draw:type="line" svg:x1="11.617cm" svg:y1="4.183cm" svg:x2="11.152cm" svg:y2="6.802cm" draw:start-shape="id4" draw:start-glue-point="7" draw:end-shape="id8" draw:end-glue-point="4" svg:d="M11617 4183l-465 2619" svg:viewBox="0 0 466 2620">
          <text:p/>
        </draw:connector>
        <draw:connector draw:style-name="gr11" draw:text-style-name="P3" draw:layer="layout" draw:type="line" svg:x1="12.183cm" svg:y1="4.183cm" svg:x2="13.052cm" svg:y2="6.802cm" draw:start-shape="id4" draw:start-glue-point="9" draw:end-shape="id9" draw:end-glue-point="4" svg:d="M12183 4183l869 2619" svg:viewBox="0 0 870 2620">
          <text:p/>
        </draw:connector>
        <draw:connector draw:style-name="gr11" draw:text-style-name="P3" draw:layer="layout" draw:type="line" svg:x1="12.183cm" svg:y1="4.183cm" svg:x2="14.053cm" svg:y2="6.803cm" draw:start-shape="id4" draw:start-glue-point="9" draw:end-shape="id10" draw:end-glue-point="4" svg:d="M12183 4183l1870 2620" svg:viewBox="0 0 1871 2621">
          <text:p/>
        </draw:connector>
        <draw:custom-shape draw:style-name="gr1" draw:text-style-name="P2" xml:id="id13" draw:id="id13" draw:layer="layout" svg:width="0.8cm" svg:height="0.8cm" svg:x="10.402cm" svg:y="10.1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8cm" svg:height="0.8cm" svg:x="9.002cm" svg:y="10.102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7" draw:id="id17" draw:layer="layout" svg:width="0.8cm" svg:height="0.8cm" svg:x="14.002cm" svg:y="10.102cm">
          <text:p text:style-name="P1"><text:span text:style-name="T1">P</text:span><text:span text:style-name="T7">i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5" draw:id="id15" draw:layer="layout" svg:width="0.3cm" svg:height="0.3cm" svg:x="12.6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6" draw:id="id16" draw:layer="layout" svg:width="0.3cm" svg:height="0.3cm" svg:x="13.304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4" draw:id="id14" draw:layer="layout" svg:width="0.3cm" svg:height="0.3cm" svg:x="11.8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9cm" svg:y1="4.3cm" svg:x2="12.101cm" svg:y2="6.601cm" draw:start-shape="id4" draw:start-glue-point="8" draw:end-shape="id11" draw:end-glue-point="4" svg:d="M11900 4300l201 2301" svg:viewBox="0 0 202 2302">
          <text:p/>
        </draw:connector>
        <draw:connector draw:style-name="gr11" draw:text-style-name="P3" draw:layer="layout" draw:type="line" svg:x1="11.818cm" svg:y1="7.284cm" svg:x2="9.402cm" svg:y2="10.102cm" draw:start-shape="id11" draw:start-glue-point="7" draw:end-shape="id12" draw:end-glue-point="4" svg:d="M11818 7284l-2416 2818" svg:viewBox="0 0 2417 2819">
          <text:p/>
        </draw:connector>
        <draw:connector draw:style-name="gr11" draw:text-style-name="P3" draw:layer="layout" draw:type="line" svg:x1="12.101cm" svg:y1="7.401cm" svg:x2="10.802cm" svg:y2="10.102cm" draw:start-shape="id11" draw:start-glue-point="8" draw:end-shape="id13" draw:end-glue-point="4" svg:d="M12101 7401l-1299 2701" svg:viewBox="0 0 1300 2702">
          <text:p/>
        </draw:connector>
        <draw:connector draw:style-name="gr11" draw:text-style-name="P3" draw:layer="layout" draw:type="line" svg:x1="12.101cm" svg:y1="7.401cm" svg:x2="11.953cm" svg:y2="10.303cm" draw:start-shape="id11" draw:start-glue-point="8" draw:end-shape="id14" draw:end-glue-point="4" svg:d="M12101 7401l-148 2902" svg:viewBox="0 0 149 2903">
          <text:p/>
        </draw:connector>
        <draw:connector draw:style-name="gr11" draw:text-style-name="P3" draw:layer="layout" draw:type="line" svg:x1="12.384cm" svg:y1="7.284cm" svg:x2="12.753cm" svg:y2="10.303cm" draw:start-shape="id11" draw:start-glue-point="9" draw:end-shape="id15" draw:end-glue-point="4" svg:d="M12384 7284l369 3019" svg:viewBox="0 0 370 3020">
          <text:p/>
        </draw:connector>
        <draw:connector draw:style-name="gr11" draw:text-style-name="P3" draw:layer="layout" draw:type="line" svg:x1="12.384cm" svg:y1="7.284cm" svg:x2="13.454cm" svg:y2="10.304cm" draw:start-shape="id11" draw:start-glue-point="9" draw:end-shape="id16" draw:end-glue-point="4" svg:d="M12384 7284l1070 3020" svg:viewBox="0 0 1071 3021">
          <text:p/>
        </draw:connector>
        <draw:connector draw:style-name="gr11" draw:text-style-name="P3" draw:layer="layout" draw:type="line" svg:x1="12.384cm" svg:y1="7.284cm" svg:x2="14.402cm" svg:y2="10.102cm" draw:start-shape="id11" draw:start-glue-point="9" draw:end-shape="id17" draw:end-glue-point="4" svg:d="M12384 7284l2018 2818" svg:viewBox="0 0 2019 2819">
          <text:p/>
        </draw:connector>
      </draw:page>
      <draw:page draw:name="page3" draw:style-name="dp1" draw:master-page-name="Default">
        <draw:custom-shape draw:style-name="gr1" draw:text-style-name="P2" xml:id="id18" draw:id="id18" draw:layer="layout" svg:width="0.8cm" svg:height="0.8cm" svg:x="4.3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0.8cm" svg:height="0.8cm" svg:x="5.301cm" svg:y="6.601cm">
          <text:p text:style-name="P1"><text:span text:style-name="T1">P</text:span><text:span text:style-name="T7">i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0.8cm" svg:height="0.8cm" svg:x="1.801cm" svg:y="6.601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2" draw:id="id22" draw:layer="layout" svg:width="0.8cm" svg:height="0.8cm" svg:x="7.001cm" svg:y="6.601cm">
          <text:p text:style-name="P1"><text:span text:style-name="T1">P</text:span><text:span text:style-name="T7">i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0.8cm" svg:height="0.8cm" svg:x="3.502cm" svg:y="6.6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417cm" svg:y1="4.183cm" svg:x2="2.201cm" svg:y2="6.601cm" draw:start-shape="id18" draw:start-glue-point="7" draw:end-shape="id19" draw:end-glue-point="4" svg:d="M4417 4183l-2216 2418" svg:viewBox="0 0 2217 2419">
          <text:p/>
        </draw:connector>
        <draw:connector draw:style-name="gr11" draw:text-style-name="P3" draw:layer="layout" draw:type="line" svg:x1="4.7cm" svg:y1="4.3cm" svg:x2="3.902cm" svg:y2="6.602cm" draw:start-shape="id18" draw:start-glue-point="8" draw:end-shape="id20" draw:end-glue-point="4" svg:d="M4700 4300l-798 2302" svg:viewBox="0 0 799 2303">
          <text:p/>
        </draw:connector>
        <draw:connector draw:style-name="gr11" draw:text-style-name="P3" draw:layer="layout" draw:type="line" svg:x1="4.7cm" svg:y1="4.3cm" svg:x2="5.701cm" svg:y2="6.601cm" draw:start-shape="id18" draw:start-glue-point="8" draw:end-shape="id21" draw:end-glue-point="4" svg:d="M4700 4300l1001 2301" svg:viewBox="0 0 1002 2302">
          <text:p/>
        </draw:connector>
        <draw:connector draw:style-name="gr11" draw:text-style-name="P3" draw:layer="layout" draw:type="line" svg:x1="4.983cm" svg:y1="4.183cm" svg:x2="7.401cm" svg:y2="6.601cm" draw:start-shape="id18" draw:start-glue-point="9" draw:end-shape="id22" draw:end-glue-point="4" svg:d="M4983 4183l2418 2418" svg:viewBox="0 0 2419 2419">
          <text:p/>
        </draw:connector>
        <draw:frame draw:style-name="gr13" draw:text-style-name="P5" draw:layer="layout" svg:width="7.8cm" svg:height="1.114cm" svg:x="1cm" svg:y="7.2cm">
          <draw:text-box>
            <text:p><text:s text:c="3"/>x<text:span text:style-name="T8">j</text:span>=1 <text:s text:c="2"/>x<text:span text:style-name="T8">j</text:span>=2 <text:s text:c="3"/>x<text:span text:style-name="T8">j</text:span>=3 <text:s text:c="2"/>x<text:span text:style-name="T8">j</text:span>=4</text:p>
          </draw:text-box>
        </draw:frame>
        <draw:custom-shape draw:style-name="gr1" draw:text-style-name="P2" xml:id="id23" draw:id="id23" draw:layer="layout" svg:width="0.8cm" svg:height="0.8cm" svg:x="10.2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0.8cm" svg:height="0.8cm" svg:x="9.201cm" svg:y="6.589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5" draw:id="id25" draw:layer="layout" svg:width="0.8cm" svg:height="0.8cm" svg:x="11.202cm" svg:y="6.59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317cm" svg:y1="4.171cm" svg:x2="9.601cm" svg:y2="6.589cm" draw:start-shape="id23" draw:start-glue-point="7" draw:end-shape="id24" draw:end-glue-point="4" svg:d="M10317 4171l-716 2418" svg:viewBox="0 0 717 2419">
          <text:p/>
        </draw:connector>
        <draw:connector draw:style-name="gr11" draw:text-style-name="P3" draw:layer="layout" draw:type="line" svg:x1="10.883cm" svg:y1="4.171cm" svg:x2="11.602cm" svg:y2="6.59cm" draw:start-shape="id23" draw:start-glue-point="9" draw:end-shape="id25" draw:end-glue-point="4" svg:d="M10883 4171l719 2419" svg:viewBox="0 0 720 2420">
          <text:p/>
        </draw:connector>
        <draw:frame draw:style-name="gr14" draw:text-style-name="P5" draw:layer="layout" svg:width="3.8cm" svg:height="1.977cm" svg:x="8.9cm" svg:y="7.286cm">
          <draw:text-box>
            <text:p>x<text:span text:style-name="T8">j</text:span>=1 <text:s text:c="4"/>x<text:span text:style-name="T8">j</text:span><text:span text:style-name="T9">≠1</text:span></text:p>
          </draw:text-box>
        </draw:frame>
        <draw:custom-shape draw:style-name="gr1" draw:text-style-name="P2" xml:id="id26" draw:id="id26" draw:layer="layout" svg:width="0.8cm" svg:height="0.8cm" svg:x="14.5cm" svg:y="3.476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0.8cm" svg:height="0.8cm" svg:x="13.501cm" svg:y="6.577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8" draw:id="id28" draw:layer="layout" svg:width="0.8cm" svg:height="0.8cm" svg:x="15.502cm" svg:y="6.578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4.617cm" svg:y1="4.159cm" svg:x2="13.901cm" svg:y2="6.577cm" draw:start-shape="id26" draw:start-glue-point="7" draw:end-shape="id27" draw:end-glue-point="4" svg:d="M14617 4159l-716 2418" svg:viewBox="0 0 717 2419">
          <text:p/>
        </draw:connector>
        <draw:connector draw:style-name="gr11" draw:text-style-name="P3" draw:layer="layout" draw:type="line" svg:x1="15.183cm" svg:y1="4.159cm" svg:x2="15.902cm" svg:y2="6.578cm" draw:start-shape="id26" draw:start-glue-point="9" draw:end-shape="id28" draw:end-glue-point="4" svg:d="M15183 4159l719 2419" svg:viewBox="0 0 720 2420">
          <text:p/>
        </draw:connector>
        <draw:frame draw:style-name="gr14" draw:text-style-name="P6" draw:layer="layout" svg:width="5.8cm" svg:height="1.977cm" svg:x="12.9cm" svg:y="7.274cm">
          <draw:text-box>
            <text:p><text:span text:style-name="T10">x</text:span><text:span text:style-name="T11">j </text:span><text:span text:style-name="T12">ϵ</text:span><text:span text:style-name="T13"> {1,2} <text:s text:c="3"/></text:span><text:span text:style-name="T10">x</text:span><text:span text:style-name="T11">j </text:span><text:span text:style-name="T12">ϵ</text:span><text:span text:style-name="T13"> {3,4}</text:span></text:p>
          </draw:text-box>
        </draw:frame>
      </draw:page>
      <draw:page draw:name="page4" draw:style-name="dp1" draw:master-page-name="Default">
        <draw:custom-shape draw:style-name="gr1" draw:text-style-name="P2" xml:id="id29" draw:id="id29" draw:layer="layout" svg:width="0.8cm" svg:height="0.8cm" svg:x="4.7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0" draw:id="id30" draw:layer="layout" svg:width="0.8cm" svg:height="0.8cm" svg:x="3.701cm" svg:y="5.089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1" draw:id="id31" draw:layer="layout" svg:width="0.8cm" svg:height="0.8cm" svg:x="5.702cm" svg:y="5.09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817cm" svg:y1="4.171cm" svg:x2="4.101cm" svg:y2="5.089cm" draw:start-shape="id29" draw:start-glue-point="7" draw:end-shape="id30" draw:end-glue-point="4" svg:d="M4817 4171l-716 918" svg:viewBox="0 0 717 919">
          <text:p/>
        </draw:connector>
        <draw:connector draw:style-name="gr11" draw:text-style-name="P3" draw:layer="layout" draw:type="line" svg:x1="5.383cm" svg:y1="4.171cm" svg:x2="6.102cm" svg:y2="5.09cm" draw:start-shape="id29" draw:start-glue-point="9" draw:end-shape="id31" draw:end-glue-point="4" svg:d="M5383 4171l719 919" svg:viewBox="0 0 720 920">
          <text:p/>
        </draw:connector>
        <draw:custom-shape draw:style-name="gr1" draw:text-style-name="P2" xml:id="id32" draw:id="id32" draw:layer="layout" svg:width="0.8cm" svg:height="0.8cm" svg:x="5.002cm" svg:y="6.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3" draw:id="id33" draw:layer="layout" svg:width="0.8cm" svg:height="0.8cm" svg:x="6.703cm" svg:y="6.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34" draw:id="id34" draw:layer="layout" draw:type="line" svg:x1="5.818cm" svg:y1="5.784cm" svg:x2="5.402cm" svg:y2="6.702cm" draw:end-shape="id32" draw:end-glue-point="4" svg:d="M5818 5784l-416 918" svg:viewBox="0 0 417 919">
          <text:p/>
        </draw:connector>
        <draw:connector draw:style-name="gr11" draw:text-style-name="P3" draw:layer="layout" draw:type="line" svg:x1="6.384cm" svg:y1="5.784cm" svg:x2="7.103cm" svg:y2="6.703cm" draw:end-shape="id33" draw:end-glue-point="4" svg:d="M6384 5784l719 919" svg:viewBox="0 0 720 920">
          <text:p/>
        </draw:connector>
        <draw:custom-shape draw:style-name="gr1" draw:text-style-name="P2" xml:id="id35" draw:id="id35" draw:layer="layout" svg:width="0.8cm" svg:height="0.8cm" svg:x="3.603cm" svg:y="6.703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5.818cm" svg:y1="5.784cm" svg:x2="4.003cm" svg:y2="6.703cm" draw:start-shape="id34" draw:start-glue-point="2" draw:end-shape="id35" draw:end-glue-point="4" svg:d="M5818 5784l-1815 919" svg:viewBox="0 0 1816 920">
          <text:p/>
        </draw:connector>
        <draw:custom-shape draw:style-name="gr1" draw:text-style-name="P2" xml:id="id36" draw:id="id36" draw:layer="layout" svg:width="0.8cm" svg:height="0.8cm" svg:x="6.003cm" svg:y="8.315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0.8cm" svg:height="0.8cm" svg:x="7.704cm" svg:y="8.316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6.819cm" svg:y1="7.397cm" svg:x2="6.403cm" svg:y2="8.315cm" draw:end-shape="id36" draw:end-glue-point="4" svg:d="M6819 7397l-416 918" svg:viewBox="0 0 417 919">
          <text:p/>
        </draw:connector>
        <draw:connector draw:style-name="gr11" draw:text-style-name="P3" draw:layer="layout" draw:type="line" svg:x1="7.385cm" svg:y1="7.397cm" svg:x2="8.104cm" svg:y2="8.316cm" draw:end-shape="id37" draw:end-glue-point="4" svg:d="M7385 7397l719 919" svg:viewBox="0 0 720 920">
          <text:p/>
        </draw:connector>
        <draw:custom-shape draw:style-name="gr1" draw:text-style-name="P2" xml:id="id38" draw:id="id38" draw:layer="layout" svg:width="0.8cm" svg:height="0.8cm" svg:x="7.003cm" svg:y="9.915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9" draw:id="id39" draw:layer="layout" svg:width="0.8cm" svg:height="0.8cm" svg:x="8.704cm" svg:y="9.91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40" draw:id="id40" draw:layer="layout" draw:type="line" svg:x1="7.819cm" svg:y1="8.997cm" svg:x2="7.403cm" svg:y2="9.915cm" draw:end-shape="id38" draw:end-glue-point="4" svg:d="M7819 8997l-416 918" svg:viewBox="0 0 417 919">
          <text:p/>
        </draw:connector>
        <draw:connector draw:style-name="gr11" draw:text-style-name="P3" draw:layer="layout" draw:type="line" svg:x1="8.385cm" svg:y1="8.997cm" svg:x2="9.104cm" svg:y2="9.916cm" draw:end-shape="id39" draw:end-glue-point="4" svg:d="M8385 8997l719 919" svg:viewBox="0 0 720 920">
          <text:p/>
        </draw:connector>
        <draw:custom-shape draw:style-name="gr1" draw:text-style-name="P2" xml:id="id41" draw:id="id41" draw:layer="layout" svg:width="0.8cm" svg:height="0.8cm" svg:x="5.604cm" svg:y="9.916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7.819cm" svg:y1="8.997cm" svg:x2="6.004cm" svg:y2="9.916cm" draw:start-shape="id40" draw:start-glue-point="2" draw:end-shape="id41" draw:end-glue-point="4" svg:d="M7819 8997l-1815 919" svg:viewBox="0 0 1816 920">
          <text:p/>
        </draw:connector>
        <draw:frame draw:style-name="gr15" draw:text-style-name="P6" draw:layer="layout" svg:width="5.6cm" svg:height="1.1cm" svg:x="10.6cm" svg:y="3.1cm">
          <draw:text-box>
            <text:p><text:span text:style-name="T13">Pushdown Stack</text:span></text:p>
          </draw:text-box>
        </draw:frame>
        <draw:frame draw:style-name="standard" draw:layer="layout" svg:width="1.331cm" svg:height="6.723cm" svg:x="11.901cm" svg:y="4.031cm">
          <table:table table:template-name="default" table:use-first-row-styles="true" table:use-banding-rows-styles="true">
            <table:table-column table:style-name="co1"/>
            <table:table-row table:style-name="ro1">
              <table:table-cell table:style-name="ce1">
                <text:p text:style-name="P1"><text:span text:style-name="T13">P</text:span><text:span text:style-name="T11">10</text:span></text:p>
              </table:table-cell>
            </table:table-row>
            <table:table-row table:style-name="ro1">
              <table:table-cell table:style-name="ce1">
                <text:p text:style-name="P1"><text:span text:style-name="T13">P</text:span><text:span text:style-name="T11">9</text:span></text:p>
              </table:table-cell>
            </table:table-row>
            <table:table-row table:style-name="ro2">
              <table:table-cell table:style-name="ce1">
                <text:p text:style-name="P1"><text:span text:style-name="T13">P</text:span><text:span text:style-name="T11">8</text:span></text:p>
              </table:table-cell>
            </table:table-row>
            <table:table-row table:style-name="ro3">
              <table:table-cell table:style-name="ce2">
                <text:p text:style-name="P8">...</text:p>
              </table:table-cell>
            </table:table-row>
            <table:table-row table:style-name="ro2">
              <table:table-cell table:style-name="ce1">
                <text:p text:style-name="P1"><text:span text:style-name="T13">P</text:span><text:span text:style-name="T11">2</text:span></text:p>
              </table:table-cell>
            </table:table-row>
            <table:table-row table:style-name="ro2">
              <table:table-cell table:style-name="ce1">
                <text:p text:style-name="P1"><text:span text:style-name="T13">P</text:span><text:span text:style-name="T11">1</text:span></text:p>
              </table:table-cell>
            </table:table-row>
            <table:table-row table:style-name="ro4">
              <table:table-cell table:style-name="ce1">
                <text:p text:style-name="P1"><text:span text:style-name="T13">P</text:span><text:span text:style-name="T11">0</text:span></text:p>
              </table:table-cell>
            </table:table-row>
          </table:table>
          <draw:image xlink:href="Pictures/TablePreview1.svm" xlink:type="simple" xlink:show="embed" xlink:actuate="onLoad"/>
        </draw:frame>
      </draw:page>
      <draw:page draw:name="page5" draw:style-name="dp1" draw:master-page-name="Default">
        <draw:custom-shape draw:style-name="gr1" draw:text-style-name="P2" xml:id="id42" draw:id="id42" draw:layer="layout" svg:width="0.8cm" svg:height="0.8cm" svg:x="7.9cm" svg:y="1.9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5" draw:id="id45" draw:layer="layout" svg:width="0.8cm" svg:height="0.8cm" svg:x="10.901cm" svg:y="5.001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0.8cm" svg:height="0.8cm" svg:x="4.901cm" svg:y="5.0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4" draw:id="id44" draw:layer="layout" svg:width="0.8cm" svg:height="0.8cm" svg:x="7.902cm" svg:y="5.0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017cm" svg:y1="2.583cm" svg:x2="5.301cm" svg:y2="5.001cm" draw:start-shape="id42" draw:start-glue-point="7" draw:end-shape="id43" draw:end-glue-point="4" svg:d="M8017 2583l-2716 2418" svg:viewBox="0 0 2717 2419">
          <text:p/>
        </draw:connector>
        <draw:connector draw:style-name="gr11" draw:text-style-name="P3" draw:layer="layout" draw:type="line" svg:x1="8.3cm" svg:y1="2.7cm" svg:x2="8.302cm" svg:y2="5.002cm" draw:start-shape="id42" draw:start-glue-point="8" draw:end-shape="id44" draw:end-glue-point="4" svg:d="M8300 2700l2 2302" svg:viewBox="0 0 3 2303">
          <text:p/>
        </draw:connector>
        <draw:connector draw:style-name="gr11" draw:text-style-name="P3" draw:layer="layout" draw:type="line" svg:x1="8.583cm" svg:y1="2.583cm" svg:x2="11.301cm" svg:y2="5.001cm" draw:start-shape="id42" draw:start-glue-point="9" draw:end-shape="id45" draw:end-glue-point="4" svg:d="M8583 2583l2718 2418" svg:viewBox="0 0 2719 2419">
          <text:p/>
        </draw:connector>
        <draw:custom-shape draw:style-name="gr1" draw:text-style-name="P2" xml:id="id47" draw:id="id47" draw:layer="layout" svg:width="0.8cm" svg:height="0.8cm" svg:x="2.702cm" svg:y="7.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6" draw:id="id46" draw:layer="layout" svg:width="0.8cm" svg:height="0.8cm" svg:x="4.903cm" svg:y="7.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0.8cm" svg:height="0.8cm" svg:x="6.904cm" svg:y="7.7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0.8cm" svg:height="0.8cm" svg:x="8.805cm" svg:y="7.705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8" draw:id="id48" draw:layer="layout" svg:width="0.8cm" svg:height="0.8cm" svg:x="13.406cm" svg:y="7.70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9" draw:id="id49" draw:layer="layout" svg:width="0.8cm" svg:height="0.8cm" svg:x="12.207cm" svg:y="7.707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0" draw:id="id50" draw:layer="layout" svg:width="0.8cm" svg:height="0.8cm" svg:x="10.908cm" svg:y="7.708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9" draw:layer="layout" draw:type="line" svg:x1="5.301cm" svg:y1="5.801cm" svg:x2="5.303cm" svg:y2="7.703cm" draw:start-shape="id43" draw:start-glue-point="8" draw:end-shape="id46" draw:end-glue-point="4" svg:d="M5301 5801l2 1902" svg:viewBox="0 0 3 1903">
          <text:p/>
        </draw:connector>
        <draw:connector draw:style-name="gr11" draw:text-style-name="P9" draw:layer="layout" draw:type="line" svg:x1="5.018cm" svg:y1="5.684cm" svg:x2="3.102cm" svg:y2="7.702cm" draw:start-shape="id43" draw:start-glue-point="7" draw:end-shape="id47" draw:end-glue-point="4" svg:d="M5018 5684l-1916 2018" svg:viewBox="0 0 1917 2019">
          <text:p/>
        </draw:connector>
        <draw:connector draw:style-name="gr11" draw:text-style-name="P9" draw:layer="layout" draw:type="line" svg:x1="11.701cm" svg:y1="5.401cm" svg:x2="13.806cm" svg:y2="7.706cm" draw:start-shape="id45" draw:start-glue-point="10" draw:end-shape="id48" draw:end-glue-point="4" svg:d="M11701 5401l2105 2305" svg:viewBox="0 0 2106 2306">
          <text:p/>
        </draw:connector>
        <draw:connector draw:style-name="gr11" draw:text-style-name="P9" draw:layer="layout" draw:type="line" svg:x1="11.584cm" svg:y1="5.684cm" svg:x2="12.607cm" svg:y2="7.707cm" draw:start-shape="id45" draw:start-glue-point="9" draw:end-shape="id49" draw:end-glue-point="4" svg:d="M11584 5684l1023 2023" svg:viewBox="0 0 1024 2024">
          <text:p/>
        </draw:connector>
        <draw:connector draw:style-name="gr11" draw:text-style-name="P9" draw:layer="layout" draw:type="line" svg:x1="11.301cm" svg:y1="5.801cm" svg:x2="11.308cm" svg:y2="7.708cm" draw:start-shape="id45" draw:start-glue-point="8" draw:end-shape="id50" draw:end-glue-point="4" svg:d="M11301 5801l7 1907" svg:viewBox="0 0 8 1908">
          <text:p/>
        </draw:connector>
        <draw:custom-shape draw:style-name="gr1" draw:text-style-name="P2" xml:id="id53" draw:id="id53" draw:layer="layout" svg:width="0.8cm" svg:height="0.8cm" svg:x="3.9cm" svg:y="10.6cm">
          <text:p text:style-name="P1"><text:span text:style-name="T1">P</text:span><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1" draw:id="id51" draw:layer="layout" svg:width="0.8cm" svg:height="0.8cm" svg:x="2.7cm" svg:y="10.6cm">
          <text:p text:style-name="P1"><text:span text:style-name="T1">P</text:span><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0.8cm" svg:height="0.8cm" svg:x="1.409cm" svg:y="10.609cm">
          <text:p text:style-name="P1"><text:span text:style-name="T1">P</text:span><text:span text:style-name="T7">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6" draw:id="id56" draw:layer="layout" svg:width="0.8cm" svg:height="0.8cm" svg:x="7.509cm" svg:y="10.609cm">
          <text:p text:style-name="P1"><text:span text:style-name="T1">P</text:span><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5" draw:id="id55" draw:layer="layout" svg:width="0.8cm" svg:height="0.8cm" svg:x="6.21cm" svg:y="10.61cm">
          <text:p text:style-name="P1"><text:span text:style-name="T1">P</text:span><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1" draw:id="id61" draw:layer="layout" svg:width="0.8cm" svg:height="0.8cm" svg:x="12.708cm" svg:y="10.608cm">
          <text:p text:style-name="P1"><text:span text:style-name="T1">P</text:span><text:span text:style-name="T7">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0.8cm" svg:height="0.8cm" svg:x="11.509cm" svg:y="10.609cm">
          <text:p text:style-name="P1"><text:span text:style-name="T1">P</text:span><text:span text:style-name="T7">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8" draw:id="id58" draw:layer="layout" svg:width="0.8cm" svg:height="0.8cm" svg:x="10.21cm" svg:y="10.61cm">
          <text:p text:style-name="P1"><text:span text:style-name="T1">P</text:span><text:span text:style-name="T7">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9" draw:id="id59" draw:layer="layout" svg:width="0.8cm" svg:height="0.8cm" svg:x="13.909cm" svg:y="10.609cm">
          <text:p text:style-name="P1"><text:span text:style-name="T1">P</text:span><text:span text:style-name="T7">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3.102cm" svg:y1="8.502cm" svg:x2="3.1cm" svg:y2="10.6cm" draw:start-shape="id47" draw:start-glue-point="8" draw:end-shape="id51" draw:end-glue-point="4" svg:d="M3102 8502l-2 2098" svg:viewBox="0 0 3 2099">
          <text:p/>
        </draw:connector>
        <draw:connector draw:style-name="gr11" draw:text-style-name="P3" draw:layer="layout" draw:type="line" svg:x1="2.819cm" svg:y1="8.385cm" svg:x2="1.809cm" svg:y2="10.609cm" draw:start-shape="id47" draw:start-glue-point="7" draw:end-shape="id52" draw:end-glue-point="4" svg:d="M2819 8385l-1010 2224" svg:viewBox="0 0 1011 2225">
          <text:p/>
        </draw:connector>
        <draw:connector draw:style-name="gr11" draw:text-style-name="P3" draw:layer="layout" draw:type="line" svg:x1="3.385cm" svg:y1="8.385cm" svg:x2="4.3cm" svg:y2="10.6cm" draw:start-shape="id47" draw:start-glue-point="9" draw:end-shape="id53" draw:end-glue-point="4" svg:d="M3385 8385l915 2215" svg:viewBox="0 0 916 2216">
          <text:p/>
        </draw:connector>
        <draw:connector draw:style-name="gr11" draw:text-style-name="P3" draw:layer="layout" draw:type="line" svg:x1="7.304cm" svg:y1="8.504cm" svg:x2="6.61cm" svg:y2="10.61cm" draw:start-shape="id54" draw:start-glue-point="8" draw:end-shape="id55" draw:end-glue-point="4" svg:d="M7304 8504l-694 2106" svg:viewBox="0 0 695 2107">
          <text:p/>
        </draw:connector>
        <draw:connector draw:style-name="gr11" draw:text-style-name="P3" draw:layer="layout" draw:type="line" svg:x1="7.304cm" svg:y1="8.504cm" svg:x2="7.909cm" svg:y2="10.609cm" draw:start-shape="id54" draw:start-glue-point="8" draw:end-shape="id56" draw:end-glue-point="4" svg:d="M7304 8504l605 2105" svg:viewBox="0 0 606 2106">
          <text:p/>
        </draw:connector>
        <draw:connector draw:style-name="gr11" draw:text-style-name="P3" draw:layer="layout" draw:type="line" svg:x1="8.302cm" svg:y1="5.802cm" svg:x2="7.304cm" svg:y2="7.704cm" draw:start-shape="id44" draw:start-glue-point="8" draw:end-shape="id54" draw:end-glue-point="4" svg:d="M8302 5802l-998 1902" svg:viewBox="0 0 999 1903">
          <text:p/>
        </draw:connector>
        <draw:connector draw:style-name="gr11" draw:text-style-name="P3" draw:layer="layout" draw:type="line" svg:x1="8.302cm" svg:y1="5.802cm" svg:x2="9.205cm" svg:y2="7.705cm" draw:start-shape="id44" draw:start-glue-point="8" draw:end-shape="id57" draw:end-glue-point="4" svg:d="M8302 5802l903 1903" svg:viewBox="0 0 904 1904">
          <text:p/>
        </draw:connector>
        <draw:connector draw:style-name="gr11" draw:text-style-name="P3" draw:layer="layout" draw:type="line" svg:x1="12.324cm" svg:y1="8.39cm" svg:x2="10.61cm" svg:y2="10.61cm" draw:start-shape="id49" draw:start-glue-point="7" draw:end-shape="id58" draw:end-glue-point="4" svg:d="M12324 8390l-1714 2220" svg:viewBox="0 0 1715 2221">
          <text:p/>
        </draw:connector>
        <draw:connector draw:style-name="gr11" draw:text-style-name="P3" draw:layer="layout" draw:type="line" svg:x1="12.89cm" svg:y1="8.39cm" svg:x2="14.309cm" svg:y2="10.609cm" draw:start-shape="id49" draw:start-glue-point="9" draw:end-shape="id59" draw:end-glue-point="4" svg:d="M12890 8390l1419 2219" svg:viewBox="0 0 1420 2220">
          <text:p/>
        </draw:connector>
        <draw:connector draw:style-name="gr11" draw:text-style-name="P3" draw:layer="layout" draw:type="line" svg:x1="12.607cm" svg:y1="8.507cm" svg:x2="11.909cm" svg:y2="10.609cm" draw:start-shape="id49" draw:start-glue-point="8" draw:end-shape="id60" draw:end-glue-point="4" svg:d="M12607 8507l-698 2102" svg:viewBox="0 0 699 2103">
          <text:p/>
        </draw:connector>
        <draw:connector draw:style-name="gr11" draw:text-style-name="P3" draw:layer="layout" draw:type="line" svg:x1="12.607cm" svg:y1="8.507cm" svg:x2="13.108cm" svg:y2="10.608cm" draw:start-shape="id49" draw:start-glue-point="8" draw:end-shape="id61" draw:end-glue-point="4" svg:d="M12607 8507l501 2101" svg:viewBox="0 0 502 2102">
          <text:p/>
        </draw:connector>
        <draw:frame draw:style-name="gr16" draw:text-style-name="P10" draw:layer="layout" svg:width="3cm" svg:height="11.1cm" svg:x="16.7cm" svg:y="4.8cm">
          <draw:text-box>
            <text:p><text:span text:style-name="T14">Livello 1</text:span></text:p>
            <text:p><text:span text:style-name="T14"/></text:p>
            <text:p><text:span text:style-name="T14"/></text:p>
            <text:p><text:span text:style-name="T14"/></text:p>
            <text:p><text:span text:style-name="T14">Livello 2</text:span></text:p>
            <text:p><text:span text:style-name="T14"/></text:p>
            <text:p><text:span text:style-name="T14"/></text:p>
            <text:p><text:span text:style-name="T14"/></text:p>
            <text:p><text:span text:style-name="T14">Livello 3</text:span></text:p>
          </draw:text-box>
        </draw:frame>
        <draw:custom-shape draw:style-name="gr17" draw:text-style-name="P11" draw:layer="layout" svg:width="0.3cm" svg:height="0.3cm" svg:x="5.1cm" svg:y="8.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9.001cm" svg:y="8.7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1.102cm" svg:y="8.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3.703cm" svg:y="8.70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6" draw:style-name="dp1" draw:master-page-name="Default">
        <draw:custom-shape draw:style-name="gr1" draw:text-style-name="P2" xml:id="id62" draw:id="id62" draw:layer="layout" svg:width="0.8cm" svg:height="0.8cm" svg:x="9.3cm" svg:y="4.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3" draw:id="id63" draw:layer="layout" svg:width="0.801cm" svg:height="0.8cm" svg:x="7.7cm" svg:y="7.9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4" draw:id="id64" draw:layer="layout" svg:width="0.8cm" svg:height="0.8cm" svg:x="10.502cm" svg:y="7.9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9.7cm" svg:y1="5.6cm" svg:x2="8.101cm" svg:y2="7.901cm" draw:start-shape="id62" draw:start-glue-point="8" draw:end-shape="id63" draw:end-glue-point="4" svg:d="M9700 5600l-1599 2301" svg:viewBox="0 0 1600 2302">
          <text:p/>
        </draw:connector>
        <draw:connector draw:style-name="gr11" draw:text-style-name="P12" draw:layer="layout" draw:type="line" svg:x1="9.7cm" svg:y1="5.6cm" svg:x2="10.902cm" svg:y2="7.902cm" draw:start-shape="id62" draw:start-glue-point="8" draw:end-shape="id64" draw:end-glue-point="4" svg:d="M9700 5600l1202 2302" svg:viewBox="0 0 1203 2303">
          <text:p/>
        </draw:connector>
        <draw:frame draw:style-name="gr7" draw:text-style-name="P13" draw:layer="layout" svg:width="5.7cm" svg:height="1.2cm" svg:x="10.1cm" svg:y="4.5cm">
          <draw:text-box>
            <text:p><text:span text:style-name="T15">LB</text:span><text:span text:style-name="T16">0</text:span><text:span text:style-name="T15"> = -4 <text:s text:c="4"/></text:span><text:span text:style-name="T17">UB = </text:span><text:span text:style-name="T18">∞</text:span></text:p>
          </draw:text-box>
        </draw:frame>
        <draw:frame draw:style-name="gr19" draw:text-style-name="P14" draw:layer="layout" svg:width="4.8cm" svg:height="1.4cm" svg:x="10.8cm" svg:y="5.9cm">
          <draw:text-box>
            <text:p><text:span text:style-name="T19">x</text:span><text:span text:style-name="T20">1</text:span><text:span text:style-name="T19"> </text:span><text:span text:style-name="T21">≥</text:span><text:span text:style-name="T19"> 2</text:span></text:p>
          </draw:text-box>
        </draw:frame>
        <draw:frame draw:style-name="gr20" draw:text-style-name="P16" draw:layer="layout" svg:width="2.5cm" svg:height="1.014cm" svg:x="6.4cm" svg:y="5.8cm">
          <draw:text-box>
            <text:p text:style-name="P15"><text:span text:style-name="T19">x</text:span><text:span text:style-name="T20">1</text:span><text:span text:style-name="T19"> </text:span><text:span text:style-name="T21">≤ 1</text:span></text:p>
          </draw:text-box>
        </draw:frame>
        <draw:custom-shape draw:style-name="gr18" draw:text-style-name="P2" xml:id="id66" draw:id="id66" draw:layer="layout" svg:width="0.801cm" svg:height="0.8cm" svg:x="9cm" svg:y="11.102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5" draw:id="id65" draw:layer="layout" svg:width="0.8cm" svg:height="0.8cm" svg:x="11.802cm" svg:y="11.103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0.902cm" svg:y1="8.702cm" svg:x2="12.202cm" svg:y2="11.103cm" draw:start-shape="id64" draw:start-glue-point="8" draw:end-shape="id65" draw:end-glue-point="4" svg:d="M10902 8702l1300 2401" svg:viewBox="0 0 1301 2402">
          <text:p/>
        </draw:connector>
        <draw:frame draw:style-name="gr7" draw:text-style-name="P13" draw:layer="layout" svg:width="5.7cm" svg:height="1.2cm" svg:x="11.8cm" svg:y="7.9cm">
          <draw:text-box>
            <text:p><text:span text:style-name="T15">LB</text:span><text:span text:style-name="T16">2</text:span><text:span text:style-name="T15"> = -3.5</text:span></text:p>
          </draw:text-box>
        </draw:frame>
        <draw:frame draw:style-name="gr19" draw:text-style-name="P14" draw:layer="layout" svg:width="4.8cm" svg:height="1.4cm" svg:x="12.4cm" svg:y="9.4cm">
          <draw:text-box>
            <text:p><text:span text:style-name="T19">x</text:span><text:span text:style-name="T20">2</text:span><text:span text:style-name="T19"> </text:span><text:span text:style-name="T21">≥</text:span><text:span text:style-name="T19"> 2</text:span></text:p>
          </draw:text-box>
        </draw:frame>
        <draw:frame draw:style-name="gr20" draw:text-style-name="P16" draw:layer="layout" svg:width="2.5cm" svg:height="1.014cm" svg:x="8.4cm" svg:y="9.3cm">
          <draw:text-box>
            <text:p text:style-name="P15"><text:span text:style-name="T19">x</text:span><text:span text:style-name="T20">2</text:span><text:span text:style-name="T19"> </text:span><text:span text:style-name="T21">≤ 1</text:span></text:p>
          </draw:text-box>
        </draw:frame>
        <draw:frame draw:style-name="gr21" draw:text-style-name="P17" draw:layer="layout" svg:width="6.7cm" svg:height="1.3cm" svg:x="11.3cm" svg:y="11.9cm">
          <draw:text-box>
            <text:p><text:span text:style-name="T22">vuoto</text:span></text:p>
          </draw:text-box>
        </draw:frame>
        <draw:connector draw:style-name="gr11" draw:text-style-name="P12" draw:layer="layout" draw:type="line" svg:x1="10.902cm" svg:y1="8.702cm" svg:x2="9.401cm" svg:y2="11.102cm" draw:start-shape="id64" draw:start-glue-point="8" draw:end-shape="id66" draw:end-glue-point="4" svg:d="M10902 8702l-1501 2400" svg:viewBox="0 0 1502 2401">
          <text:p/>
        </draw:connector>
        <draw:custom-shape draw:style-name="gr18" draw:text-style-name="P2" xml:id="id67" draw:id="id67" draw:layer="layout" svg:width="0.801cm" svg:height="0.8cm" svg:x="7.601cm" svg:y="14.2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8" draw:id="id68" draw:layer="layout" svg:width="0.8cm" svg:height="0.8cm" svg:x="10.403cm" svg:y="14.2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401cm" svg:y1="11.902cm" svg:x2="8.002cm" svg:y2="14.203cm" draw:start-shape="id66" draw:start-glue-point="8" draw:end-shape="id67" draw:end-glue-point="4" svg:d="M9401 11902l-1399 2301" svg:viewBox="0 0 1400 2302">
          <text:p/>
        </draw:connector>
        <draw:connector draw:style-name="gr11" draw:text-style-name="P12" draw:layer="layout" draw:type="line" svg:x1="9.401cm" svg:y1="11.902cm" svg:x2="10.803cm" svg:y2="14.204cm" draw:start-shape="id66" draw:start-glue-point="8" draw:end-shape="id68" draw:end-glue-point="4" svg:d="M9401 11902l1402 2302" svg:viewBox="0 0 1403 2303">
          <text:p/>
        </draw:connector>
        <draw:frame draw:style-name="gr22" draw:text-style-name="P18" draw:layer="layout" svg:width="4.5cm" svg:height="2.396cm" svg:x="4.7cm" svg:y="7.931cm">
          <draw:text-box>
            <text:p><text:span text:style-name="T23">LB</text:span><text:span text:style-name="T24">1</text:span><text:span text:style-name="T23"> = -2.5</text:span></text:p>
            <text:p><text:span text:style-name="T23">LB</text:span><text:span text:style-name="T24">1</text:span><text:span text:style-name="T23"> &gt; UB</text:span></text:p>
            <text:p><text:span text:style-name="T23">P</text:span><text:span text:style-name="T24">1</text:span><text:span text:style-name="T23"> è eliminato</text:span></text:p>
          </draw:text-box>
        </draw:frame>
        <draw:frame draw:style-name="gr20" draw:text-style-name="P16" draw:layer="layout" svg:width="2.5cm" svg:height="1.014cm" svg:x="6.9cm" svg:y="12.3cm">
          <draw:text-box>
            <text:p text:style-name="P15"><text:span text:style-name="T19">x</text:span><text:span text:style-name="T20">1</text:span><text:span text:style-name="T19"> </text:span><text:span text:style-name="T21">≤ 2</text:span></text:p>
          </draw:text-box>
        </draw:frame>
        <draw:frame draw:style-name="gr20" draw:text-style-name="P16" draw:layer="layout" svg:width="2.5cm" svg:height="1.014cm" svg:x="10.3cm" svg:y="12.4cm">
          <draw:text-box>
            <text:p text:style-name="P15"><text:span text:style-name="T19">x</text:span><text:span text:style-name="T20">2</text:span><text:span text:style-name="T19"> </text:span><text:span text:style-name="T21">≤ 3</text:span></text:p>
          </draw:text-box>
        </draw:frame>
        <draw:frame draw:style-name="gr23" draw:text-style-name="P18" draw:layer="layout" svg:width="5.6cm" svg:height="4.262cm" svg:x="4.8cm" svg:y="15.038cm">
          <draw:text-box>
            <text:p><text:span text:style-name="T25">UB </text:span><text:span text:style-name="T23">= z</text:span><text:span text:style-name="T24">6</text:span><text:span text:style-name="T23"> = -3 intero</text:span></text:p>
            <text:p><text:span text:style-name="T23">x</text:span><text:span text:style-name="T24">1</text:span><text:span text:style-name="T23"> = 2</text:span></text:p>
            <text:p><text:span text:style-name="T23">x</text:span><text:span text:style-name="T24">2</text:span><text:span text:style-name="T23"> = 1</text:span></text:p>
          </draw:text-box>
        </draw:frame>
        <draw:frame draw:style-name="gr24" draw:text-style-name="P18" draw:layer="layout" svg:width="4.9cm" svg:height="0.839cm" svg:x="10.3cm" svg:y="15.1cm">
          <draw:text-box>
            <text:p><text:span text:style-name="T23">non ha soluzione</text:span></text:p>
          </draw:text-box>
        </draw:frame>
      </draw:page>
      <draw:page draw:name="page7" draw:style-name="dp1" draw:master-page-name="Default">
        <draw:custom-shape draw:style-name="gr1" draw:text-style-name="P2" xml:id="id69" draw:id="id69" draw:layer="layout" svg:width="0.8cm" svg:height="0.8cm" svg:x="10.1cm" svg:y="2.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0" draw:id="id70" draw:layer="layout" svg:width="0.8cm" svg:height="0.8cm" svg:x="6.101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1" draw:id="id71" draw:layer="layout" svg:width="0.8cm" svg:height="0.8cm" svg:x="14.102cm" svg:y="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4" draw:id="id74" draw:layer="layout" svg:width="0.8cm" svg:height="0.8cm" svg:x="11.102cm" svg:y="8.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5" draw:id="id75" draw:layer="layout" svg:width="0.8cm" svg:height="0.8cm" svg:x="17.1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2" draw:id="id72" draw:layer="layout" svg:width="0.8cm" svg:height="0.8cm" svg:x="3.203cm" svg:y="8.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73" draw:id="id73" draw:layer="layout" svg:width="0.8cm" svg:height="0.8cm" svg:x="9.104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5cm" svg:y1="2.9cm" svg:x2="6.501cm" svg:y2="5.101cm" draw:start-shape="id69" draw:start-glue-point="8" draw:end-shape="id70" draw:end-glue-point="4" svg:d="M10500 2900l-3999 2201" svg:viewBox="0 0 4000 2202">
          <text:p/>
        </draw:connector>
        <draw:connector draw:style-name="gr11" draw:text-style-name="P3" draw:layer="layout" draw:type="line" svg:x1="10.5cm" svg:y1="2.9cm" svg:x2="14.502cm" svg:y2="5.102cm" draw:start-shape="id69" draw:start-glue-point="8" draw:end-shape="id71" draw:end-glue-point="4" svg:d="M10500 2900l4002 2202" svg:viewBox="0 0 4003 2203">
          <text:p/>
        </draw:connector>
        <draw:connector draw:style-name="gr11" draw:text-style-name="P3" draw:layer="layout" draw:type="line" svg:x1="6.501cm" svg:y1="5.901cm" svg:x2="3.603cm" svg:y2="8.103cm" draw:start-shape="id70" draw:start-glue-point="8" draw:end-shape="id72" draw:end-glue-point="4" svg:d="M6501 5901l-2898 2202" svg:viewBox="0 0 2899 2203">
          <text:p/>
        </draw:connector>
        <draw:connector draw:style-name="gr11" draw:text-style-name="P3" draw:layer="layout" draw:type="line" svg:x1="6.501cm" svg:y1="5.901cm" svg:x2="9.504cm" svg:y2="8.104cm" draw:start-shape="id70" draw:start-glue-point="8" draw:end-shape="id73" draw:end-glue-point="4" svg:d="M6501 5901l3003 2203" svg:viewBox="0 0 3004 2204">
          <text:p/>
        </draw:connector>
        <draw:connector draw:style-name="gr11" draw:text-style-name="P3" draw:layer="layout" draw:type="line" svg:x1="14.502cm" svg:y1="5.902cm" svg:x2="11.502cm" svg:y2="8.102cm" draw:start-shape="id71" draw:start-glue-point="8" draw:end-shape="id74" draw:end-glue-point="4" svg:d="M14502 5902l-3000 2200" svg:viewBox="0 0 3001 2201">
          <text:p/>
        </draw:connector>
        <draw:connector draw:style-name="gr11" draw:text-style-name="P3" draw:layer="layout" draw:type="line" svg:x1="14.502cm" svg:y1="5.902cm" svg:x2="17.5cm" svg:y2="8.1cm" draw:start-shape="id71" draw:start-glue-point="8" draw:end-shape="id75" draw:end-glue-point="4" svg:d="M14502 5902l2998 2198" svg:viewBox="0 0 2999 2199">
          <text:p/>
        </draw:connector>
        <draw:connector draw:style-name="gr11" draw:text-style-name="P3" draw:layer="layout" draw:type="line" svg:x1="11.509cm" svg:y1="8.901cm" svg:x2="9.1cm" svg:y2="11.103cm" svg:d="M11509 8901l-2409 2202" svg:viewBox="0 0 2410 2203">
          <text:p/>
        </draw:connector>
        <draw:connector draw:style-name="gr11" draw:text-style-name="P3" draw:layer="layout" draw:type="line" svg:x1="11.509cm" svg:y1="8.901cm" svg:x2="14.005cm" svg:y2="11.104cm" svg:d="M11509 8901l2496 2203" svg:viewBox="0 0 2497 2204">
          <text:p/>
        </draw:connector>
        <draw:connector draw:style-name="gr11" draw:text-style-name="P3" draw:layer="layout" draw:type="line" svg:x1="3.61cm" svg:y1="8.901cm" svg:x2="1.201cm" svg:y2="11.103cm" svg:d="M3610 8901l-2409 2202" svg:viewBox="0 0 2410 2203">
          <text:p/>
        </draw:connector>
        <draw:connector draw:style-name="gr11" draw:text-style-name="P3" draw:layer="layout" draw:type="line" svg:x1="3.61cm" svg:y1="8.901cm" svg:x2="6.106cm" svg:y2="11.104cm" svg:d="M3610 8901l2496 2203" svg:viewBox="0 0 2497 2204">
          <text:p/>
        </draw:connector>
        <draw:frame draw:style-name="gr10" draw:text-style-name="P18" draw:layer="layout" svg:width="2.5cm" svg:height="1cm" svg:x="6.4cm" svg:y="3.1cm">
          <draw:text-box>
            <text:p text:style-name="P19"><text:span text:style-name="T23">x</text:span><text:span text:style-name="T24">11</text:span><text:span text:style-name="T23">=1</text:span></text:p>
          </draw:text-box>
        </draw:frame>
        <draw:frame draw:style-name="gr10" draw:text-style-name="P18" draw:layer="layout" svg:width="2cm" svg:height="1cm" svg:x="12.8cm" svg:y="3.1cm">
          <draw:text-box>
            <text:p text:style-name="P19"><text:span text:style-name="T23">x</text:span><text:span text:style-name="T24">21</text:span><text:span text:style-name="T23">=1</text:span></text:p>
          </draw:text-box>
        </draw:frame>
        <draw:frame draw:style-name="gr10" draw:text-style-name="P18" draw:layer="layout" svg:width="2.5cm" svg:height="1cm" svg:x="3.3cm" svg:y="6.2cm">
          <draw:text-box>
            <text:p text:style-name="P19"><text:span text:style-name="T23">x</text:span><text:span text:style-name="T24">12</text:span><text:span text:style-name="T23">=1</text:span></text:p>
          </draw:text-box>
        </draw:frame>
        <draw:frame draw:style-name="gr10" draw:text-style-name="P18" draw:layer="layout" svg:width="2cm" svg:height="1cm" svg:x="8.2cm" svg:y="6.2cm">
          <draw:text-box>
            <text:p text:style-name="P19"><text:span text:style-name="T23">x</text:span><text:span text:style-name="T24">22</text:span><text:span text:style-name="T23">=1</text:span></text:p>
          </draw:text-box>
        </draw:frame>
        <draw:frame draw:style-name="gr10" draw:text-style-name="P18" draw:layer="layout" svg:width="2.5cm" svg:height="1cm" svg:x="11.7cm" svg:y="6.2cm">
          <draw:text-box>
            <text:p text:style-name="P19"><text:span text:style-name="T23">x</text:span><text:span text:style-name="T24">12</text:span><text:span text:style-name="T23">=1</text:span></text:p>
          </draw:text-box>
        </draw:frame>
        <draw:frame draw:style-name="gr10" draw:text-style-name="P18" draw:layer="layout" svg:width="2cm" svg:height="1cm" svg:x="16cm" svg:y="6.2cm">
          <draw:text-box>
            <text:p text:style-name="P19"><text:span text:style-name="T23">x</text:span><text:span text:style-name="T24">22</text:span><text:span text:style-name="T23">=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oardo Rosa</meta:initial-creator>
    <meta:creation-date>2015-05-13T15:51:57.515132397</meta:creation-date>
    <dc:date>2016-03-22T12:53:59.447087837</dc:date>
    <meta:editing-duration>PT2H33M14S</meta:editing-duration>
    <meta:editing-cycles>9</meta:editing-cycles>
    <meta:generator>LibreOffice/5.1.1.3$Linux_X86_64 LibreOffice_project/10m0$Build-3</meta:generator>
    <meta:document-statistic meta:object-count="212"/>
  </office:meta>
</office:document-meta>
</file>